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6.494cm"/>
    </style:style>
    <style:style style:name="gr2" style:family="graphic" style:parent-style-name="objectwithoutfill">
      <style:graphic-properties svg:stroke-width="0.127cm" svg:stroke-color="#000000" draw:marker-start-width="0.634cm" draw:marker-end-width="0.634cm" draw:stroke-linejoin="none" draw:fill="none" draw:textarea-vertical-align="middle" fo:padding-top="0.188cm" fo:padding-bottom="0.188cm" fo:padding-left="0.313cm" fo:padding-right="0.313cm" draw:shadow="hidden"/>
    </style:style>
    <style:style style:name="gr3" style:family="graphic" style:parent-style-name="standard">
      <style:graphic-properties svg:stroke-width="0.152cm" svg:stroke-color="#000000" draw:marker-start-width="0.428cm" draw:marker-end-width="0.428cm" draw:fill="none" draw:textarea-vertical-align="middle" fo:padding-top="0.201cm" fo:padding-bottom="0.201cm" fo:padding-left="0.326cm" fo:padding-right="0.326cm" draw:shadow="hidden"/>
    </style:style>
    <style:style style:name="gr4" style:family="graphic" style:parent-style-name="standard">
      <style:graphic-properties draw:stroke="none" svg:stroke-width="0.203cm" svg:stroke-color="#000000" draw:marker-start-width="0.504cm" draw:marker-end-width="0.504cm" draw:fill="solid" draw:fill-color="#000000" draw:textarea-horizontal-align="center" draw:textarea-vertical-align="middle" fo:padding-top="0.226cm" fo:padding-bottom="0.226cm" fo:padding-left="0.351cm" fo:padding-right="0.351cm" draw:shadow="hidden"/>
    </style:style>
    <style:style style:name="gr5" style:family="graphic" style:parent-style-name="standard">
      <style:graphic-properties draw:stroke="none" svg:stroke-color="#000000" draw:fill="none" draw:fill-color="#ffffff" fo:min-height="2.313cm" draw:shadow="hidden"/>
    </style:style>
    <style:style style:name="gr6" style:family="graphic" style:parent-style-name="standard">
      <style:graphic-properties draw:stroke="none" svg:stroke-color="#000000" draw:fill="none" draw:fill-color="#ffffff" fo:min-height="1.157cm" draw:shadow="hidden"/>
    </style:style>
    <style:style style:name="gr7" style:family="graphic" style:parent-style-name="standard">
      <style:graphic-properties draw:stroke="none" svg:stroke-color="#000000" draw:fill="solid" draw:fill-color="#000000" draw:textarea-vertical-align="middle" draw:shadow="hidden"/>
    </style:style>
    <style:style style:name="P1" style:family="paragraph">
      <style:text-properties fo:font-size="63pt" fo:letter-spacing="0.459cm" style:font-size-asian="63pt" style:font-size-complex="63pt"/>
    </style:style>
    <style:style style:name="P2" style:family="paragraph">
      <style:text-properties fo:font-family="'Andale Mono'" style:font-pitch="variable" fo:font-size="63pt" fo:letter-spacing="0.459cm" style:font-size-asian="63pt" style:font-size-complex="63pt"/>
    </style:style>
    <style:style style:name="P3" style:family="paragraph">
      <style:paragraph-properties fo:text-align="center"/>
    </style:style>
    <style:style style:name="P4" style:family="paragraph">
      <style:text-properties fo:font-family="Avenir" style:font-pitch="variable" fo:font-size="23pt" fo:letter-spacing="normal" style:font-size-asian="23pt" style:font-size-complex="23pt"/>
    </style:style>
    <style:style style:name="P5" style:family="paragraph">
      <style:text-properties fo:font-family="Avenir" style:font-pitch="variable" fo:font-size="23pt" style:font-size-asian="23pt" style:font-size-complex="23pt"/>
    </style:style>
    <style:style style:name="T1" style:family="text">
      <style:text-properties fo:font-family="'Andale Mono'" style:font-pitch="variable" fo:font-size="63pt" fo:letter-spacing="0.459cm" style:font-size-asian="63pt" style:font-size-complex="63pt"/>
    </style:style>
    <style:style style:name="T2" style:family="text">
      <style:text-properties fo:font-family="Avenir" style:font-pitch="variable" fo:font-size="23pt" fo:letter-spacing="normal" style:font-size-asian="23pt" style:font-size-complex="23pt"/>
    </style:style>
    <style:style style:name="T3" style:family="text">
      <style:text-properties fo:font-family="Avenir" style:font-pitch="variable" fo:font-size="23pt" style:font-size-asian="23pt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measurelines" svg:width="9.01cm" svg:height="2.749cm" svg:x="-0.304cm" svg:y="4.852cm">
          <draw:text-box>
            <text:p text:style-name="P1"><text:span text:style-name="T1">BOOZE</text:span></text:p>
          </draw:text-box>
        </draw:frame>
        <draw:frame draw:style-name="gr1" draw:text-style-name="P2" draw:layer="measurelines" svg:width="9.01cm" svg:height="2.749cm" svg:x="19.096cm" svg:y="4.852cm">
          <draw:text-box>
            <text:p text:style-name="P1"><text:span text:style-name="T1">HOUND</text:span></text:p>
          </draw:text-box>
        </draw:frame>
        <draw:line draw:style-name="gr2" draw:text-style-name="P3" draw:layer="measurelines" svg:x1="0.178cm" svg:y1="7.643cm" svg:x2="8.191cm" svg:y2="7.643cm">
          <text:p/>
        </draw:line>
        <draw:circle draw:style-name="gr3" draw:text-style-name="P3" draw:layer="measurelines" svg:width="9.462cm" svg:height="9.462cm" svg:x="9.239cm" svg:y="0.149cm">
          <text:p/>
        </draw:circle>
        <draw:line draw:style-name="gr2" draw:text-style-name="P3" draw:layer="measurelines" svg:x1="19.555cm" svg:y1="7.643cm" svg:x2="27.63cm" svg:y2="7.643cm">
          <text:p/>
        </draw:line>
        <draw:path draw:style-name="gr4" draw:text-style-name="P3" draw:layer="measurelines" svg:width="7.787cm" svg:height="8.467cm" svg:x="9.525cm" svg:y="0.63cm" svg:viewBox="0 0 7788 8468" svg:d="M596 6473c-410-709-596-1405-596-2223 0-19 0-39 0-58 261-320 504-655 830-1073 411-537 739-848 1057-969 172-85 388-132 425-130-13-38-9-324 22-461 43-191 378-556 360-538s191-203 286-304c71-191 214-556 214-574s118 182 163 304c2 140 16 242 3 353 27-2 167 39 231-38 16-63 40-235 106-351s167-274 250-411c24 113 63 225 72 340-7 125-84 638-36 878 29 173 29 306 91 520 93 81 364 379 447 394s215-36 215-18 106-240 216-286c45-18 95 12 143 18-43 102-136 152-130 307 26-6 161-58 264-90 142-26 509-67 691 69 30 23 24 73 36 109-90-6-198-16-270-18s-233 36-251 36 84 37 252 87c173 42 367 50 519 127 140 70 247 127 327 235 84 111 190 295 140 393-11 22-48 12-72 18-90-108-153-245-270-324-109-75-250-83-375-125 125 120 286 227 375 360 75 110 109 254 90 393l-125-36c-61-97-59-167-183-291s-224-117-336-176c36 71 84 83 109 212-12 58-56 59-84 89-57-70-111-176-170-209s-95-13-143-20c24 84 18 184 71 252 115 143 311 203 467 304 275 24 553 29 825 72 282 39 656 180 735 216 54 40 182 136 197 197s-15 152-36 215l-268 484c25 181 71 333 75 542 3 222-18 614-58 748-23 127-102 408-125 449s-163 36-163 18c0-17-42-158-75-249-42-100-75-166-109-191-58-25-80-18-120-27 18 132 45 263 54 395 7 113 31 270 0 340-27 25-71 12-107 18-28-83-49-155-83-250s-55-100-73-118-53 19-95 60c0 186 40 396 16 554s-76 271-125 381-125 215-143 215-36-104-53-179c3-68-36-83-54-125-18 78-64 170-54 233 4 66-59 59-89 89l-72-197c-30-18-71-53-89-53s-18 166-11 250c5 71 68 136 54 190-22 25-53 41-79 62-45-71-113-132-134-214-22-81-82-235-82-253s-37 225-28 361 115 271 101 410c-4 34-36 60-54 90-84-66-252-179-252-197s-67 66-68 144 21 154 32 231l-195 9c-137-68-219-173-287-277s-85-191-127-286v233c-6 71-4 127-18 214-152 25-354-206-494-340s-284-347-402-592c-113-309-139-877-143-949s59-228 89-342c-95-36-191-72-286-107-90 12-179 23-268 35-178 316-192 510-535 947-249 317-512 638-743 965-599-386-1046-861-1412-1496zM2316 2024c2-2 0-3-4-4 1 4 2 6 4 4zM3359 808c0-3 1-5 1-8-6 0-6 3-1 8z">
          <text:p/>
        </draw:path>
        <draw:frame draw:style-name="gr5" draw:text-style-name="P4" draw:layer="measurelines" svg:width="11.26cm" svg:height="2.563cm" svg:x="19.246cm" svg:y="8.117cm">
          <draw:text-box>
            <text:p text:style-name="P4"><text:span text:style-name="T2">cocktail recommender</text:span></text:p>
          </draw:text-box>
        </draw:frame>
        <draw:frame draw:style-name="gr6" draw:text-style-name="P5" draw:layer="measurelines" svg:width="10.014cm" svg:height="1.407cm" svg:x="-0.1cm" svg:y="3.891cm">
          <draw:text-box>
            <text:p text:style-name="P5"><text:span text:style-name="T3">the</text:span></text:p>
          </draw:text-box>
        </draw:frame>
      </draw:page>
      <draw:page draw:name="page2" draw:style-name="dp1" draw:master-page-name="Default">
        <draw:frame draw:style-name="gr1" draw:text-style-name="P2" draw:layer="measurelines" svg:width="9.01cm" svg:height="2.749cm" svg:x="-0.304cm" svg:y="4.852cm">
          <draw:text-box>
            <text:p text:style-name="P1"><text:span text:style-name="T1">BOOZE</text:span></text:p>
          </draw:text-box>
        </draw:frame>
        <draw:frame draw:style-name="gr1" draw:text-style-name="P2" draw:layer="measurelines" svg:width="9.01cm" svg:height="2.749cm" svg:x="19.096cm" svg:y="4.852cm">
          <draw:text-box>
            <text:p text:style-name="P1"><text:span text:style-name="T1">HOUND</text:span></text:p>
          </draw:text-box>
        </draw:frame>
        <draw:line draw:style-name="gr2" draw:text-style-name="P3" draw:layer="measurelines" svg:x1="0.178cm" svg:y1="7.643cm" svg:x2="8.191cm" svg:y2="7.643cm">
          <text:p/>
        </draw:line>
        <draw:circle draw:style-name="gr3" draw:text-style-name="P3" draw:layer="measurelines" svg:width="9.462cm" svg:height="9.462cm" svg:x="9.239cm" svg:y="0.149cm">
          <text:p/>
        </draw:circle>
        <draw:line draw:style-name="gr2" draw:text-style-name="P3" draw:layer="measurelines" svg:x1="19.555cm" svg:y1="7.643cm" svg:x2="27.63cm" svg:y2="7.643cm">
          <text:p/>
        </draw:line>
        <draw:path draw:style-name="gr4" draw:text-style-name="P3" draw:layer="measurelines" svg:width="7.787cm" svg:height="8.467cm" svg:x="9.525cm" svg:y="0.63cm" svg:viewBox="0 0 7788 8468" svg:d="M596 6473c-410-709-596-1405-596-2223 0-19 0-39 0-58 261-320 504-655 830-1073 411-537 739-848 1057-969 172-85 388-132 425-130-13-38-9-324 22-461 43-191 378-556 360-538s191-203 286-304c71-191 214-556 214-574s118 182 163 304c2 140 16 242 3 353 27-2 167 39 231-38 16-63 40-235 106-351s167-274 250-411c24 113 63 225 72 340-7 125-84 638-36 878 29 173 29 306 91 520 93 81 364 379 447 394s215-36 215-18 106-240 216-286c45-18 95 12 143 18-43 102-136 152-130 307 26-6 161-58 264-90 142-26 509-67 691 69 30 23 24 73 36 109-90-6-198-16-270-18s-233 36-251 36 84 37 252 87c173 42 367 50 519 127 140 70 247 127 327 235 84 111 190 295 140 393-11 22-48 12-72 18-90-108-153-245-270-324-109-75-250-83-375-125 125 120 286 227 375 360 75 110 109 254 90 393l-125-36c-61-97-59-167-183-291s-224-117-336-176c36 71 84 83 109 212-12 58-56 59-84 89-57-70-111-176-170-209s-95-13-143-20c24 84 18 184 71 252 115 143 311 203 467 304 275 24 553 29 825 72 282 39 656 180 735 216 54 40 182 136 197 197s-15 152-36 215l-268 484c25 181 71 333 75 542 3 222-18 614-58 748-23 127-102 408-125 449s-163 36-163 18c0-17-42-158-75-249-42-100-75-166-109-191-58-25-80-18-120-27 18 132 45 263 54 395 7 113 31 270 0 340-27 25-71 12-107 18-28-83-49-155-83-250s-55-100-73-118-53 19-95 60c0 186 40 396 16 554s-76 271-125 381-125 215-143 215-36-104-53-179c3-68-36-83-54-125-18 78-64 170-54 233 4 66-59 59-89 89l-72-197c-30-18-71-53-89-53s-18 166-11 250c5 71 68 136 54 190-22 25-53 41-79 62-45-71-113-132-134-214-22-81-82-235-82-253s-37 225-28 361 115 271 101 410c-4 34-36 60-54 90-84-66-252-179-252-197s-67 66-68 144 21 154 32 231l-195 9c-137-68-219-173-287-277s-85-191-127-286v233c-6 71-4 127-18 214-152 25-354-206-494-340s-284-347-402-592c-113-309-139-877-143-949s59-228 89-342c-95-36-191-72-286-107-90 12-179 23-268 35-178 316-192 510-535 947-249 317-512 638-743 965-599-386-1046-861-1412-1496zM2316 2024c2-2 0-3-4-4 1 4 2 6 4 4zM3359 808c0-3 1-5 1-8-6 0-6 3-1 8z">
          <text:p/>
        </draw:path>
      </draw:page>
      <draw:page draw:name="page3" draw:style-name="dp1" draw:master-page-name="Default">
        <draw:path draw:style-name="gr7" draw:text-style-name="P3" draw:layer="measurelines" svg:width="9.055cm" svg:height="9.229cm" svg:x="8.258cm" svg:y="0.831cm" svg:viewBox="0 0 9056 9230" svg:d="M0 5432c0 0 583-480 842-753 460-485 764-929 1256-1560 411-537 739-848 1057-969 195-97 447-144 429-126s-16-314 18-465c43-191 378-556 360-538s286-304 286-304c0 0 214-556 214-574s118 182 163 304c2 143 17 247 2 361-32-32 155 47 232-46 16-63 40-235 106-351s250-411 250-411c0 0 63 225 72 340-7 125-84 638-36 878 29 173 29 306 91 520 93 81 364 379 447 394s215-36 215-18 106-240 216-286c45-18 143 18 143 18 0 0-136 152-130 307 26-6 161-58 264-90 142-26 509-67 691 69 30 23 36 109 36 109 0 0-198-16-270-18s-233 36-251 36 84 37 252 87c0 0 367 50 519 127 140 70 247 127 327 235 84 111 190 295 140 393-11 22-72 18-72 18 0 0-153-245-270-324-109-75-375-125-375-125 0 0 286 227 375 360 75 110 109 254 90 393l-125-36c0 0-59-167-183-291s-336-176-336-176c0 0 84 83 109 212-12 58-84 89-84 89 0 0-111-176-170-209s-143-20-143-20c0 0 18 184 71 252 115 143 467 304 467 304 0 0 553 29 825 72 282 39 656 180 735 216 54 40 182 136 197 197s-15 152-36 215l-268 484c0 0 71 333 75 542 3 222-18 614-58 748-23 127-102 408-125 449s-163 36-163 18c0-17-42-158-75-249-42-100-75-166-109-191-58-25-120-27-120-27 0 0 45 263 54 395 7 113 31 270 0 340-27 25-107 18-107 18 0 0-49-155-83-250s-55-100-73-118-53 19-95 60c0 186 40 396 16 554s-76 271-125 381-125 215-143 215-36-104-53-179c3-68-54-125-54-125 0 0-64 170-54 233 4 66-89 89-89 89l-72-197c0 0-71-53-89-53s-18 166-11 250c5 71 68 136 54 190-22 25-79 62-79 62 0 0-113-132-134-214-22-81-82-235-82-253s-37 225-28 361 115 271 101 410c-4 34-54 90-54 90 0 0-252-179-252-197s-67 66-68 144 32 231 32 231l-195 9c-137-68-219-173-287-277s-127-286-127-286v233c0 0-4 127-18 214-152 25-354-206-494-340s-284-347-402-592c-113-309-139-877-143-949s89-342 89-342c0 0-191-72-286-107-90 12-268 35-268 35 0 0-192 510-535 947-301 382-621 772-882 1169-254 387-574 1039-538 1057s-800-1205-1470-2078c-415-540-1129-1720-1129-172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9.7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g_img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Wadya</meta:initial-creator>
    <meta:creation-date>2019-07-16T19:39:21</meta:creation-date>
    <dc:date>2019-07-18T00:29:40</dc:date>
    <dc:creator>Lukas Wadya</dc:creator>
    <meta:editing-duration>PT4H16M31S</meta:editing-duration>
    <meta:editing-cycles>21</meta:editing-cycles>
    <meta:generator>OpenOffice/4.1.2$Unix OpenOffice.org_project/412m3$Build-9782</meta:generator>
    <meta:document-statistic meta:object-count="15"/>
  </office:meta>
</office:document-meta>
</file>